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e22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e22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e22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e22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e22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e22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e22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e22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e22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e22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e22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e22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e22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e22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e22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e22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e22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ebastian Alejandro Zapata Mo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8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72202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gel Ramí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9351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0.5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3" meta:non-whitespace-character-count="996"/>
    <meta:template xlink:type="simple" xlink:actuate="onRequest" xlink:title="Normal" xlink:href=""/>
  </office:meta>
</office:document-meta>
</file>